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<text:s/>Acre <text:s text:c="15"/></text:p>
          </table:table-cell>
          <table:table-cell office:value-type="string" calcext:value-type="string">
            <text:p><text:s text:c="3"/>AC <text:s/></text:p>
          </table:table-cell>
          <table:table-cell table:formula="of:=COM.MICROSOFT.CONCAT(&quot;('&quot;;[.B1]; &quot;', '&quot;; [.A1]; &quot;')&quot;)" office:value-type="string" office:string-value="('   AC  ', ' Acre                ')" calcext:value-type="string">
            <text:p>(' <text:s text:c="2"/>AC <text:s/>', ' Acre <text:s text:c="15"/>')</text:p>
          </table:table-cell>
        </table:table-row>
        <table:table-row table:style-name="ro1">
          <table:table-cell office:value-type="string" calcext:value-type="string">
            <text:p><text:s/>Alagoas <text:s text:c="12"/></text:p>
          </table:table-cell>
          <table:table-cell office:value-type="string" calcext:value-type="string">
            <text:p><text:s text:c="3"/>AL <text:s/></text:p>
          </table:table-cell>
          <table:table-cell table:formula="of:=COM.MICROSOFT.CONCAT(&quot;('&quot;;[.B2]; &quot;', '&quot;; [.A2]; &quot;')&quot;)" office:value-type="string" office:string-value="('   AL  ', ' Alagoas             ')" calcext:value-type="string">
            <text:p>(' <text:s text:c="2"/>AL <text:s/>', ' Alagoas <text:s text:c="12"/>')</text:p>
          </table:table-cell>
        </table:table-row>
        <table:table-row table:style-name="ro1">
          <table:table-cell office:value-type="string" calcext:value-type="string">
            <text:p><text:s/>Amapá <text:s text:c="14"/></text:p>
          </table:table-cell>
          <table:table-cell office:value-type="string" calcext:value-type="string">
            <text:p><text:s text:c="3"/>AP <text:s/></text:p>
          </table:table-cell>
          <table:table-cell table:formula="of:=COM.MICROSOFT.CONCAT(&quot;('&quot;;[.B3]; &quot;', '&quot;; [.A3]; &quot;')&quot;)" office:value-type="string" office:string-value="('   AP  ', ' Amapá               ')" calcext:value-type="string">
            <text:p>(' <text:s text:c="2"/>AP <text:s/>', ' Amapá <text:s text:c="14"/>')</text:p>
          </table:table-cell>
        </table:table-row>
        <table:table-row table:style-name="ro1">
          <table:table-cell office:value-type="string" calcext:value-type="string">
            <text:p><text:s/>Amazonas <text:s text:c="11"/></text:p>
          </table:table-cell>
          <table:table-cell office:value-type="string" calcext:value-type="string">
            <text:p><text:s text:c="3"/>AM <text:s/></text:p>
          </table:table-cell>
          <table:table-cell table:formula="of:=COM.MICROSOFT.CONCAT(&quot;('&quot;;[.B4]; &quot;', '&quot;; [.A4]; &quot;')&quot;)" office:value-type="string" office:string-value="('   AM  ', ' Amazonas            ')" calcext:value-type="string">
            <text:p>(' <text:s text:c="2"/>AM <text:s/>', ' Amazonas <text:s text:c="11"/>')</text:p>
          </table:table-cell>
        </table:table-row>
        <table:table-row table:style-name="ro1">
          <table:table-cell office:value-type="string" calcext:value-type="string">
            <text:p><text:s/>Bahia <text:s text:c="14"/></text:p>
          </table:table-cell>
          <table:table-cell office:value-type="string" calcext:value-type="string">
            <text:p><text:s text:c="3"/>BA <text:s/></text:p>
          </table:table-cell>
          <table:table-cell table:formula="of:=COM.MICROSOFT.CONCAT(&quot;('&quot;;[.B5]; &quot;', '&quot;; [.A5]; &quot;')&quot;)" office:value-type="string" office:string-value="('   BA  ', ' Bahia               ')" calcext:value-type="string">
            <text:p>(' <text:s text:c="2"/>BA <text:s/>', ' Bahia <text:s text:c="14"/>')</text:p>
          </table:table-cell>
        </table:table-row>
        <table:table-row table:style-name="ro1">
          <table:table-cell office:value-type="string" calcext:value-type="string">
            <text:p><text:s/>Ceará <text:s text:c="14"/></text:p>
          </table:table-cell>
          <table:table-cell office:value-type="string" calcext:value-type="string">
            <text:p><text:s text:c="3"/>CE <text:s/></text:p>
          </table:table-cell>
          <table:table-cell table:formula="of:=COM.MICROSOFT.CONCAT(&quot;('&quot;;[.B6]; &quot;', '&quot;; [.A6]; &quot;')&quot;)" office:value-type="string" office:string-value="('   CE  ', ' Ceará               ')" calcext:value-type="string">
            <text:p>(' <text:s text:c="2"/>CE <text:s/>', ' Ceará <text:s text:c="14"/>')</text:p>
          </table:table-cell>
        </table:table-row>
        <table:table-row table:style-name="ro1">
          <table:table-cell office:value-type="string" calcext:value-type="string">
            <text:p><text:s/>Distrito Federal <text:s text:c="3"/></text:p>
          </table:table-cell>
          <table:table-cell office:value-type="string" calcext:value-type="string">
            <text:p><text:s text:c="3"/>DF <text:s/></text:p>
          </table:table-cell>
          <table:table-cell table:formula="of:=COM.MICROSOFT.CONCAT(&quot;('&quot;;[.B7]; &quot;', '&quot;; [.A7]; &quot;')&quot;)" office:value-type="string" office:string-value="('   DF  ', ' Distrito Federal    ')" calcext:value-type="string">
            <text:p>(' <text:s text:c="2"/>DF <text:s/>', ' Distrito Federal <text:s text:c="3"/>')</text:p>
          </table:table-cell>
        </table:table-row>
        <table:table-row table:style-name="ro1">
          <table:table-cell office:value-type="string" calcext:value-type="string">
            <text:p><text:s/>Espírito Santo <text:s text:c="5"/></text:p>
          </table:table-cell>
          <table:table-cell office:value-type="string" calcext:value-type="string">
            <text:p><text:s text:c="3"/>ES <text:s/></text:p>
          </table:table-cell>
          <table:table-cell table:formula="of:=COM.MICROSOFT.CONCAT(&quot;('&quot;;[.B8]; &quot;', '&quot;; [.A8]; &quot;')&quot;)" office:value-type="string" office:string-value="('   ES  ', ' Espírito Santo      ')" calcext:value-type="string">
            <text:p>(' <text:s text:c="2"/>ES <text:s/>', ' Espírito Santo <text:s text:c="5"/>')</text:p>
          </table:table-cell>
        </table:table-row>
        <table:table-row table:style-name="ro1">
          <table:table-cell office:value-type="string" calcext:value-type="string">
            <text:p><text:s/>Goiás <text:s text:c="14"/></text:p>
          </table:table-cell>
          <table:table-cell office:value-type="string" calcext:value-type="string">
            <text:p><text:s text:c="3"/>GO <text:s/></text:p>
          </table:table-cell>
          <table:table-cell table:formula="of:=COM.MICROSOFT.CONCAT(&quot;('&quot;;[.B9]; &quot;', '&quot;; [.A9]; &quot;')&quot;)" office:value-type="string" office:string-value="('   GO  ', ' Goiás               ')" calcext:value-type="string">
            <text:p>(' <text:s text:c="2"/>GO <text:s/>', ' Goiás <text:s text:c="14"/>')</text:p>
          </table:table-cell>
        </table:table-row>
        <table:table-row table:style-name="ro1">
          <table:table-cell office:value-type="string" calcext:value-type="string">
            <text:p><text:s/>Maranhão <text:s text:c="11"/></text:p>
          </table:table-cell>
          <table:table-cell office:value-type="string" calcext:value-type="string">
            <text:p><text:s text:c="3"/>MA <text:s/></text:p>
          </table:table-cell>
          <table:table-cell table:formula="of:=COM.MICROSOFT.CONCAT(&quot;('&quot;;[.B10]; &quot;', '&quot;; [.A10]; &quot;')&quot;)" office:value-type="string" office:string-value="('   MA  ', ' Maranhão            ')" calcext:value-type="string">
            <text:p>(' <text:s text:c="2"/>MA <text:s/>', ' Maranhão <text:s text:c="11"/>')</text:p>
          </table:table-cell>
        </table:table-row>
        <table:table-row table:style-name="ro1">
          <table:table-cell office:value-type="string" calcext:value-type="string">
            <text:p><text:s/>Mato Grosso <text:s text:c="8"/></text:p>
          </table:table-cell>
          <table:table-cell office:value-type="string" calcext:value-type="string">
            <text:p><text:s text:c="3"/>MT <text:s/></text:p>
          </table:table-cell>
          <table:table-cell table:formula="of:=COM.MICROSOFT.CONCAT(&quot;('&quot;;[.B11]; &quot;', '&quot;; [.A11]; &quot;')&quot;)" office:value-type="string" office:string-value="('   MT  ', ' Mato Grosso         ')" calcext:value-type="string">
            <text:p>(' <text:s text:c="2"/>MT <text:s/>', ' Mato Grosso <text:s text:c="8"/>')</text:p>
          </table:table-cell>
        </table:table-row>
        <table:table-row table:style-name="ro1">
          <table:table-cell office:value-type="string" calcext:value-type="string">
            <text:p><text:s/>Mato Grosso do Sul <text:s/></text:p>
          </table:table-cell>
          <table:table-cell office:value-type="string" calcext:value-type="string">
            <text:p><text:s text:c="3"/>MS <text:s/></text:p>
          </table:table-cell>
          <table:table-cell table:formula="of:=COM.MICROSOFT.CONCAT(&quot;('&quot;;[.B12]; &quot;', '&quot;; [.A12]; &quot;')&quot;)" office:value-type="string" office:string-value="('   MS  ', ' Mato Grosso do Sul  ')" calcext:value-type="string">
            <text:p>(' <text:s text:c="2"/>MS <text:s/>', ' Mato Grosso do Sul <text:s/>')</text:p>
          </table:table-cell>
        </table:table-row>
        <table:table-row table:style-name="ro1">
          <table:table-cell office:value-type="string" calcext:value-type="string">
            <text:p><text:s/>Minas Gerais <text:s text:c="7"/></text:p>
          </table:table-cell>
          <table:table-cell office:value-type="string" calcext:value-type="string">
            <text:p><text:s text:c="3"/>MG <text:s/></text:p>
          </table:table-cell>
          <table:table-cell table:formula="of:=COM.MICROSOFT.CONCAT(&quot;('&quot;;[.B13]; &quot;', '&quot;; [.A13]; &quot;')&quot;)" office:value-type="string" office:string-value="('   MG  ', ' Minas Gerais        ')" calcext:value-type="string">
            <text:p>(' <text:s text:c="2"/>MG <text:s/>', ' Minas Gerais <text:s text:c="7"/>')</text:p>
          </table:table-cell>
        </table:table-row>
        <table:table-row table:style-name="ro1">
          <table:table-cell office:value-type="string" calcext:value-type="string">
            <text:p><text:s/>Pará <text:s text:c="15"/></text:p>
          </table:table-cell>
          <table:table-cell office:value-type="string" calcext:value-type="string">
            <text:p><text:s text:c="3"/>PA <text:s/></text:p>
          </table:table-cell>
          <table:table-cell table:formula="of:=COM.MICROSOFT.CONCAT(&quot;('&quot;;[.B14]; &quot;', '&quot;; [.A14]; &quot;')&quot;)" office:value-type="string" office:string-value="('   PA  ', ' Pará                ')" calcext:value-type="string">
            <text:p>(' <text:s text:c="2"/>PA <text:s/>', ' Pará <text:s text:c="15"/>')</text:p>
          </table:table-cell>
        </table:table-row>
        <table:table-row table:style-name="ro1">
          <table:table-cell office:value-type="string" calcext:value-type="string">
            <text:p><text:s/>Paraíba <text:s text:c="12"/></text:p>
          </table:table-cell>
          <table:table-cell office:value-type="string" calcext:value-type="string">
            <text:p><text:s text:c="3"/>PB <text:s/></text:p>
          </table:table-cell>
          <table:table-cell table:formula="of:=COM.MICROSOFT.CONCAT(&quot;('&quot;;[.B15]; &quot;', '&quot;; [.A15]; &quot;')&quot;)" office:value-type="string" office:string-value="('   PB  ', ' Paraíba             ')" calcext:value-type="string">
            <text:p>(' <text:s text:c="2"/>PB <text:s/>', ' Paraíba <text:s text:c="12"/>')</text:p>
          </table:table-cell>
        </table:table-row>
        <table:table-row table:style-name="ro1">
          <table:table-cell office:value-type="string" calcext:value-type="string">
            <text:p><text:s/>Paraná <text:s text:c="13"/></text:p>
          </table:table-cell>
          <table:table-cell office:value-type="string" calcext:value-type="string">
            <text:p><text:s text:c="3"/>PR <text:s/></text:p>
          </table:table-cell>
          <table:table-cell table:formula="of:=COM.MICROSOFT.CONCAT(&quot;('&quot;;[.B16]; &quot;', '&quot;; [.A16]; &quot;')&quot;)" office:value-type="string" office:string-value="('   PR  ', ' Paraná              ')" calcext:value-type="string">
            <text:p>(' <text:s text:c="2"/>PR <text:s/>', ' Paraná <text:s text:c="13"/>')</text:p>
          </table:table-cell>
        </table:table-row>
        <table:table-row table:style-name="ro1">
          <table:table-cell office:value-type="string" calcext:value-type="string">
            <text:p><text:s/>Pernambuco <text:s text:c="9"/></text:p>
          </table:table-cell>
          <table:table-cell office:value-type="string" calcext:value-type="string">
            <text:p><text:s text:c="3"/>PE <text:s/></text:p>
          </table:table-cell>
          <table:table-cell table:formula="of:=COM.MICROSOFT.CONCAT(&quot;('&quot;;[.B17]; &quot;', '&quot;; [.A17]; &quot;')&quot;)" office:value-type="string" office:string-value="('   PE  ', ' Pernambuco          ')" calcext:value-type="string">
            <text:p>(' <text:s text:c="2"/>PE <text:s/>', ' Pernambuco <text:s text:c="9"/>')</text:p>
          </table:table-cell>
        </table:table-row>
        <table:table-row table:style-name="ro1">
          <table:table-cell office:value-type="string" calcext:value-type="string">
            <text:p><text:s/>Piauí <text:s text:c="14"/></text:p>
          </table:table-cell>
          <table:table-cell office:value-type="string" calcext:value-type="string">
            <text:p><text:s text:c="3"/>PI <text:s/></text:p>
          </table:table-cell>
          <table:table-cell table:formula="of:=COM.MICROSOFT.CONCAT(&quot;('&quot;;[.B18]; &quot;', '&quot;; [.A18]; &quot;')&quot;)" office:value-type="string" office:string-value="('   PI  ', ' Piauí               ')" calcext:value-type="string">
            <text:p>(' <text:s text:c="2"/>PI <text:s/>', ' Piauí <text:s text:c="14"/>')</text:p>
          </table:table-cell>
        </table:table-row>
        <table:table-row table:style-name="ro1">
          <table:table-cell office:value-type="string" calcext:value-type="string">
            <text:p><text:s/>Rio de Janeiro <text:s text:c="5"/></text:p>
          </table:table-cell>
          <table:table-cell office:value-type="string" calcext:value-type="string">
            <text:p><text:s text:c="3"/>RJ <text:s/></text:p>
          </table:table-cell>
          <table:table-cell table:formula="of:=COM.MICROSOFT.CONCAT(&quot;('&quot;;[.B19]; &quot;', '&quot;; [.A19]; &quot;')&quot;)" office:value-type="string" office:string-value="('   RJ  ', ' Rio de Janeiro      ')" calcext:value-type="string">
            <text:p>(' <text:s text:c="2"/>RJ <text:s/>', ' Rio de Janeiro <text:s text:c="5"/>')</text:p>
          </table:table-cell>
        </table:table-row>
        <table:table-row table:style-name="ro1">
          <table:table-cell office:value-type="string" calcext:value-type="string">
            <text:p><text:s/>Rio Grande do Norte </text:p>
          </table:table-cell>
          <table:table-cell office:value-type="string" calcext:value-type="string">
            <text:p><text:s text:c="3"/>RN <text:s/></text:p>
          </table:table-cell>
          <table:table-cell table:formula="of:=COM.MICROSOFT.CONCAT(&quot;('&quot;;[.B20]; &quot;', '&quot;; [.A20]; &quot;')&quot;)" office:value-type="string" office:string-value="('   RN  ', ' Rio Grande do Norte ')" calcext:value-type="string">
            <text:p>(' <text:s text:c="2"/>RN <text:s/>', ' Rio Grande do Norte ')</text:p>
          </table:table-cell>
        </table:table-row>
        <table:table-row table:style-name="ro1">
          <table:table-cell office:value-type="string" calcext:value-type="string">
            <text:p><text:s/>Rio Grande do Sul <text:s text:c="2"/></text:p>
          </table:table-cell>
          <table:table-cell office:value-type="string" calcext:value-type="string">
            <text:p><text:s text:c="3"/>RS <text:s/></text:p>
          </table:table-cell>
          <table:table-cell table:formula="of:=COM.MICROSOFT.CONCAT(&quot;('&quot;;[.B21]; &quot;', '&quot;; [.A21]; &quot;')&quot;)" office:value-type="string" office:string-value="('   RS  ', ' Rio Grande do Sul   ')" calcext:value-type="string">
            <text:p>(' <text:s text:c="2"/>RS <text:s/>', ' Rio Grande do Sul <text:s text:c="2"/>')</text:p>
          </table:table-cell>
        </table:table-row>
        <table:table-row table:style-name="ro1">
          <table:table-cell office:value-type="string" calcext:value-type="string">
            <text:p><text:s/>Rondônia <text:s text:c="11"/></text:p>
          </table:table-cell>
          <table:table-cell office:value-type="string" calcext:value-type="string">
            <text:p><text:s text:c="3"/>RO <text:s/></text:p>
          </table:table-cell>
          <table:table-cell table:formula="of:=COM.MICROSOFT.CONCAT(&quot;('&quot;;[.B22]; &quot;', '&quot;; [.A22]; &quot;')&quot;)" office:value-type="string" office:string-value="('   RO  ', ' Rondônia            ')" calcext:value-type="string">
            <text:p>(' <text:s text:c="2"/>RO <text:s/>', ' Rondônia <text:s text:c="11"/>')</text:p>
          </table:table-cell>
        </table:table-row>
        <table:table-row table:style-name="ro1">
          <table:table-cell office:value-type="string" calcext:value-type="string">
            <text:p><text:s/>Roraima <text:s text:c="12"/></text:p>
          </table:table-cell>
          <table:table-cell office:value-type="string" calcext:value-type="string">
            <text:p><text:s text:c="3"/>RR <text:s/></text:p>
          </table:table-cell>
          <table:table-cell table:formula="of:=COM.MICROSOFT.CONCAT(&quot;('&quot;;[.B23]; &quot;', '&quot;; [.A23]; &quot;')&quot;)" office:value-type="string" office:string-value="('   RR  ', ' Roraima             ')" calcext:value-type="string">
            <text:p>(' <text:s text:c="2"/>RR <text:s/>', ' Roraima <text:s text:c="12"/>')</text:p>
          </table:table-cell>
        </table:table-row>
        <table:table-row table:style-name="ro1">
          <table:table-cell office:value-type="string" calcext:value-type="string">
            <text:p><text:s/>Santa Catarina <text:s text:c="5"/></text:p>
          </table:table-cell>
          <table:table-cell office:value-type="string" calcext:value-type="string">
            <text:p><text:s text:c="3"/>SC <text:s/></text:p>
          </table:table-cell>
          <table:table-cell table:formula="of:=COM.MICROSOFT.CONCAT(&quot;('&quot;;[.B24]; &quot;', '&quot;; [.A24]; &quot;')&quot;)" office:value-type="string" office:string-value="('   SC  ', ' Santa Catarina      ')" calcext:value-type="string">
            <text:p>(' <text:s text:c="2"/>SC <text:s/>', ' Santa Catarina <text:s text:c="5"/>')</text:p>
          </table:table-cell>
        </table:table-row>
        <table:table-row table:style-name="ro1">
          <table:table-cell office:value-type="string" calcext:value-type="string">
            <text:p><text:s/>São Paulo <text:s text:c="10"/></text:p>
          </table:table-cell>
          <table:table-cell office:value-type="string" calcext:value-type="string">
            <text:p><text:s text:c="3"/>SP <text:s/></text:p>
          </table:table-cell>
          <table:table-cell table:formula="of:=COM.MICROSOFT.CONCAT(&quot;('&quot;;[.B25]; &quot;', '&quot;; [.A25]; &quot;')&quot;)" office:value-type="string" office:string-value="('   SP  ', ' São Paulo           ')" calcext:value-type="string">
            <text:p>(' <text:s text:c="2"/>SP <text:s/>', ' São Paulo <text:s text:c="10"/>')</text:p>
          </table:table-cell>
        </table:table-row>
        <table:table-row table:style-name="ro1">
          <table:table-cell office:value-type="string" calcext:value-type="string">
            <text:p><text:s/>Sergipe <text:s text:c="12"/></text:p>
          </table:table-cell>
          <table:table-cell office:value-type="string" calcext:value-type="string">
            <text:p><text:s text:c="3"/>SE <text:s/></text:p>
          </table:table-cell>
          <table:table-cell table:formula="of:=COM.MICROSOFT.CONCAT(&quot;('&quot;;[.B26]; &quot;', '&quot;; [.A26]; &quot;')&quot;)" office:value-type="string" office:string-value="('   SE  ', ' Sergipe             ')" calcext:value-type="string">
            <text:p>(' <text:s text:c="2"/>SE <text:s/>', ' Sergipe <text:s text:c="12"/>')</text:p>
          </table:table-cell>
        </table:table-row>
        <table:table-row table:style-name="ro1">
          <table:table-cell office:value-type="string" calcext:value-type="string">
            <text:p><text:s/>Tocantins <text:s text:c="10"/></text:p>
          </table:table-cell>
          <table:table-cell office:value-type="string" calcext:value-type="string">
            <text:p><text:s text:c="3"/>TO <text:s/></text:p>
          </table:table-cell>
          <table:table-cell table:formula="of:=COM.MICROSOFT.CONCAT(&quot;('&quot;;[.B27]; &quot;', '&quot;; [.A27]; &quot;')&quot;)" office:value-type="string" office:string-value="('   TO  ', ' Tocantins           ')" calcext:value-type="string">
            <text:p>(' <text:s text:c="2"/>TO <text:s/>', ' Tocantins <text:s text:c="10"/>')</text:p>
          </table:table-cell>
        </table:table-row>
      </table:table>
      <table:named-expressions/>
      <table:database-ranges>
        <table:database-range table:name="__Anonymous_Sheet_DB__0" table:target-range-address="Planilha1.A1:Planilha1.B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18:21:22.689224200</meta:creation-date>
    <dc:date>2025-10-09T18:29:51.692337600</dc:date>
    <meta:editing-duration>PT8M29S</meta:editing-duration>
    <meta:editing-cycles>1</meta:editing-cycles>
    <meta:document-statistic meta:table-count="1" meta:cell-count="81" meta:object-count="0"/>
    <meta:generator>LibreOffice/25.2.5.2$Windows_X86_64 LibreOffice_project/03d19516eb2e1dd5d4ccd751a0d6f35f35e08022</meta:generator>
  </office:meta>
</office:document-meta>
</file>